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99000000CC0908B8DE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18.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7.918cm" svg:x="1cm" svg:y="5.89cm">
          <draw:image xlink:href="Pictures/100000000000099000000CC0908B8DE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2-04T22:11:45</dc:date>
    <dc:creator>Maura Pilia</dc:creator>
    <meta:document-statistic meta:object-count="1"/>
    <meta:generator>OpenOffice/4.1.2$Unix OpenOffice.org_project/412m3$Build-9782</meta:generator>
  </office:meta>
</office:document-meta>
</file>